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rst_20_paragraph">🚧 This project is a work-in-progress! Instructions will be added as soon as it is usable. 🚧</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6-18T00:28:33Z</meta:creation-date>
    <dc:date>2023-06-18T00:28:33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